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 style:list-style-name="L1">
      <style:text-properties style:text-underline-style="none"/>
    </style:style>
    <style:style style:name="P4" style:family="paragraph" style:parent-style-name="Standard" style:list-style-name="L2">
      <style:text-properties style:text-underline-style="none"/>
    </style:style>
    <style:style style:name="P5" style:family="paragraph" style:parent-style-name="Standard">
      <style:paragraph-properties style:border-line-width-bottom="0.141cm 0.088cm 0.088cm" fo:padding="0.074cm" fo:border-left="none" fo:border-right="none" fo:border-top="none" fo:border-bottom="0.317cm double #000000" style:join-border="false"/>
      <style:text-properties style:text-underline-style="none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9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295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62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955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28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615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9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27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60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6.35cm" text:min-label-width="0.635cm"/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date style:data-style-name="N37" text:date-value="2007-02-22T14:46:08.69" text:fixed="true">02/22/07</text:date></text:p>
      <text:p text:style-name="P1"/>
      <text:p text:style-name="P2">Dans nbz : vm =&gt; bc</text:p>
      <text:p text:style-name="P2">Un bc de boot ensuite on passe à un bc nominal</text:p>
      <text:p text:style-name="P2"/>
      <text:p text:style-name="P2">compilateur = simulateur</text:p>
      <text:p text:style-name="P2">Lorsqu'on compile bc : le bin + le cpp</text:p>
      <text:p text:style-name="P2">.cpp recompilé permet d'obtenir bc de boot</text:p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Simu</text:p>
          </table:table-cell>
          <table:table-cell table:style-name="Table1.B1" office:value-type="string">
            <text:p text:style-name="Table_20_Contents">Lapin</text:p>
          </table:table-cell>
        </table:table-row>
        <table:table-row>
          <table:table-cell table:style-name="Table1.A2" office:value-type="string">
            <text:p text:style-name="Table_20_Contents">+rapide</text:p>
          </table:table-cell>
          <table:table-cell table:style-name="Table1.B2" office:value-type="string">
            <text:p text:style-name="Table_20_Contents">Joue des .mid</text:p>
          </table:table-cell>
        </table:table-row>
        <table:table-row>
          <table:table-cell table:style-name="Table1.B2" table:number-columns-spanned="2" office:value-type="string">
            <text:p text:style-name="Table_20_Contents">2 couches réseau différentes</text:p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2"/>
      <text:p text:style-name="P2">3 séances :</text:p>
      <text:list text:style-name="L1">
        <text:list-item>
          <text:p text:style-name="P3">langage MTL</text:p>
        </text:list-item>
        <text:list-item>
          <text:p text:style-name="P3">couche réseau</text:p>
        </text:list-item>
        <text:list-item>
          <text:p text:style-name="P3">bc nominal 1.1.1.14</text:p>
        </text:list-item>
      </text:list>
      <text:p text:style-name="P2"/>
      <text:list text:style-name="L2">
        <text:list-item>
          <text:p text:style-name="P4">vm</text:p>
        </text:list-item>
      </text:list>
      <text:p text:style-name="P2"/>
      <text:list text:style-name="L2">
        <text:list-item>
          <text:p text:style-name="P4">librairies natives (audio, wifi, rfid)</text:p>
        </text:list-item>
      </text:list>
      <text:p text:style-name="P2"/>
      <text:p text:style-name="P5"/>
      <text:p text:style-name="P6">conf.txt</text:p>
      <text:p text:style-name="P2">fichier utilisé</text:p>
      <text:p text:style-name="P2">adresse mac</text:p>
      <text:p text:style-name="P2">;boot démarre ou pas sur le bc de boot</text:p>
      <text:p text:style-name="P2"/>
      <text:p text:style-name="P6">conf.bin</text:p>
      <text:p text:style-name="P2">dump de la mémoire flash du lapin</text:p>
      <text:p text:style-name="P2">params de conf</text:p>
      <text:p text:style-name="P2"/>
      <text:p text:style-name="P2"/>
      <text:p text:style-name="P6">demo.mtl</text:p>
      <text:p text:style-name="P2">voir le fichier</text:p>
      <text:p text:style-name="P2">on a &gt; 940ko de ram</text:p>
      <text:p text:style-name="P2"/>
      <text:p text:style-name="P2">Simu :</text:p>
      <text:p text:style-name="P2"/>
      <text:p text:style-name="P2">button : led on</text:p>
      <text:p text:style-name="P2">b3 = histo : boutton anciennement 3 états. Today molette : 0 plus fort.</text:p>
      <text:p text:style-name="P2">Rfid = tag donné, vide pas de tag</text:p>
      <text:p text:style-name="P2"/>
      <text:p text:style-name="P2">dumpbc.c : bytecode boot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7-02-22T14:43:43</meta:creation-date>
    <dc:date>2007-02-22T19:08:29</dc:date>
    <dc:language>en-US</dc:language>
    <meta:editing-cycles>3</meta:editing-cycles>
    <meta:editing-duration>PT4H24M4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2" meta:word-count="115" meta:character-count="639"/>
  </office:meta>
</office:document-meta>
</file>